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086FBE9F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defd"/>
    </style:style>
    <style:style style:name="P2" style:family="paragraph" style:parent-style-name="Standard">
      <style:paragraph-properties fo:text-align="start" style:justify-single-word="false"/>
      <style:text-properties officeooo:paragraph-rsid="001cdefd"/>
    </style:style>
    <style:style style:name="P3" style:family="paragraph" style:parent-style-name="Standard">
      <style:paragraph-properties fo:text-align="start" style:justify-single-word="false"/>
      <style:text-properties officeooo:rsid="000eaacd" officeooo:paragraph-rsid="001cdefd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cdefd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eaacd" officeooo:paragraph-rsid="001cdefd"/>
    </style:style>
    <style:style style:name="T1" style:family="text">
      <style:text-properties style:text-position="super 58%"/>
    </style:style>
    <style:style style:name="T2" style:family="text">
      <style:text-properties officeooo:rsid="0014f7db"/>
    </style:style>
    <style:style style:name="T3" style:family="text">
      <style:text-properties officeooo:rsid="000c36a8"/>
    </style:style>
    <style:style style:name="T4" style:family="text">
      <style:text-properties officeooo:rsid="001eb72f"/>
    </style:style>
    <style:style style:name="T5" style:family="text">
      <style:text-properties officeooo:rsid="0020a4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span text:style-name="T2">#</text:span><text:variable-set text:name="Assignment" office:value-type="float" office:value="2.05" style:data-style-name="N0">2.05</text:variable-set>: Gravity and Vertical Motion</text:p>
      <text:list xml:id="list5341612853993274634" text:style-name="L1">
        <text:list-item>
          <text:p text:style-name="P4">You step off the <text:span text:style-name="T4">7</text:span>-m high-dive into a pool.</text:p>
          <text:list>
            <text:list-item>
              <text:p text:style-name="P4">How long does it take you to hit the water?</text:p>
            </text:list-item>
          </text:list>
        </text:list-item>
      </text:list>
      <text:p text:style-name="P2"/>
      <text:p text:style-name="P2"/>
      <text:p text:style-name="P2"/>
      <text:list xml:id="list134343109940053" text:continue-numbering="true" text:style-name="L1">
        <text:list-item>
          <text:list>
            <text:list-item>
              <text:p text:style-name="P4">What is the speed that you hit the water a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343345046203" text:continue-numbering="true" text:style-name="L1">
        <text:list-item>
          <text:p text:style-name="P5"><text:span text:style-name="T3">Ashley</text:span> drops a rock off of a bridge. <text:s/>It takes the rock <text:span text:style-name="T5">2</text:span>.81 seconds to hit the ground. <text:s/>How tall is the bridge? <text:s/></text:p>
        </text:list-item>
      </text:list>
      <text:p text:style-name="P3"/>
      <text:p text:style-name="P2"/>
      <text:p text:style-name="P2"/>
      <text:list xml:id="list134341581765886" text:continue-numbering="true" text:style-name="L1">
        <text:list-item>
          <text:p text:style-name="P4">A monkey is on the ground. <text:s/>He jumps at a velocity of <text:span text:style-name="T5">3.7</text:span> m/s directly up. <text:s/></text:p>
          <text:list>
            <text:list-item>
              <text:p text:style-name="P4">What is the time that it takes the monkey to reach the top his jump?</text:p>
            </text:list-item>
          </text:list>
        </text:list-item>
      </text:list>
      <text:p text:style-name="P2"/>
      <text:p text:style-name="P2"/>
      <text:p text:style-name="P2"/>
      <text:list xml:id="list134341720304929" text:continue-numbering="true" text:style-name="L1">
        <text:list-item>
          <text:list>
            <text:list-item>
              <text:p text:style-name="P4">How high does he jump?</text:p>
            </text:list-item>
          </text:list>
        </text:list-item>
      </text:list>
      <text:p text:style-name="P2"/>
      <text:p text:style-name="P2"/>
      <text:p text:style-name="P2"/>
      <text:list xml:id="list134342671384777" text:continue-numbering="true" text:style-name="L1">
        <text:list-item>
          <text:list>
            <text:list-item>
              <text:p text:style-name="P4">What is the total time that the monkey was in the air?</text:p>
            </text:list-item>
          </text:list>
        </text:list-item>
      </text:list>
      <text:p text:style-name="P2"/>
      <text:p text:style-name="P2"/>
      <text:p text:style-name="P2"/>
      <text:list xml:id="list134343538041086" text:continue-numbering="true" text:style-name="L1">
        <text:list-item>
          <text:p text:style-name="P4">A man stands on top of a building. <text:s/>He throws a rock at a speed of <text:span text:style-name="T5">30</text:span> m/s directly up. <text:s/>The distance from the ground to the point where the rock was thrown is 25 meters.</text:p>
          <text:list>
            <text:list-item>
              <text:p text:style-name="P4">How long does it take for the rock to reach the top of its trajectory?</text:p>
            </text:list-item>
          </text:list>
        </text:list-item>
      </text:list>
      <text:p text:style-name="P2"/>
      <text:p text:style-name="P2"/>
      <text:p text:style-name="P2"/>
      <text:list xml:id="list134343151523571" text:continue-numbering="true" text:style-name="L1">
        <text:list-item>
          <text:list>
            <text:list-item>
              <text:p text:style-name="P4">How high (measured from the man) does the rock go?</text:p>
            </text:list-item>
          </text:list>
        </text:list-item>
      </text:list>
      <text:p text:style-name="P2"/>
      <text:p text:style-name="P2"/>
      <text:p text:style-name="P2"/>
      <text:list xml:id="list134342473792286" text:continue-numbering="true" text:style-name="L1">
        <text:list-item>
          <text:list>
            <text:list-item>
              <text:p text:style-name="P4">The rock then falls to the ground. <text:s/>How long does the rock take to reach the ground?</text:p>
            </text:list-item>
          </text:list>
        </text:list-item>
      </text:list>
      <text:p text:style-name="P2"/>
      <text:p text:style-name="P2"/>
      <text:p text:style-name="P2"/>
      <text:list xml:id="list134343574473688" text:continue-numbering="true" text:style-name="L1">
        <text:list-item>
          <text:list>
            <text:list-item>
              <text:p text:style-name="P4">How fast is the rock going when it hits the ground?</text:p>
            </text:list-item>
          </text:list>
        </text:list-item>
      </text:list>
      <text:p text:style-name="P2"/>
      <text:list xml:id="list134342131627528" text:continue-numbering="true" text:style-name="L1">
        <text:list-item>
          <text:p text:style-name="P4"><text:soft-page-break/>A volcano is 1,5<text:span text:style-name="T5">2</text:span>0 m taller than the surrounding land. <text:s/>During an eruption, a rock is shot out of the volcano directly up at a speed of <text:span text:style-name="T5">34</text:span>5 m/s. <text:s/></text:p>
          <text:list>
            <text:list-item>
              <text:p text:style-name="P4">How high does the rock go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4341509447889" text:continue-numbering="true" text:style-name="L1">
        <text:list-item>
          <text:list>
            <text:list-item>
              <text:p text:style-name="P4">As the rock is in the air, the volcano blows itself apart. <text:s/>The rock lands at the same height as the surrounding land. <text:s/>What is the speed that the rock is going when it hits the ground? (Ignore air resistance).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342398554756" text:continue-numbering="true" text:style-name="L1">
        <text:list-item>
          <text:p text:style-name="P4">A baseball player hits a foul ball into the stands behind home plate. <text:s/>If the ball left his bat with a vertical velocity of <text:span text:style-name="T5">16</text:span>.5 m/s, </text:p>
          <text:list>
            <text:list-item>
              <text:p text:style-name="P4">What is the greatest height that the ball will reac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4341869563914" text:continue-numbering="true" text:style-name="L1">
        <text:list-item>
          <text:list>
            <text:list-item>
              <text:p text:style-name="P4">If the stands are <text:span text:style-name="T5">3</text:span> meters higher than the baseball player, what is the amount of time it takes the baseball to land in the stands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34341746880156" text:continue-numbering="true" text:style-name="L1">
        <text:list-item>
          <text:list>
            <text:list-item>
              <text:p text:style-name="P4">What is the velocity of the baseball when it is caught by an adoring fan?</text:p>
            </text:list-item>
          </text:list>
        </text:list-item>
      </text:list>
      <text:p text:style-name="P2"/>
      <text:p text:style-name="P2"/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6-08-19T13:43:41.360677038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5T19:59:06.737775163</meta:creation-date>
    <meta:editing-duration>PT4M25S</meta:editing-duration>
    <meta:editing-cycles>5</meta:editing-cycles>
    <meta:generator>LibreOffice/4.3.7.2$Linux_X86_64 LibreOffice_project/430$Build-2</meta:generator>
    <meta:initial-creator>Jonas Williamson</meta:initial-creator>
    <dc:date>2016-08-19T13:43:41.245969875</dc:date>
    <meta:document-statistic meta:table-count="0" meta:image-count="2" meta:object-count="0" meta:page-count="2" meta:paragraph-count="23" meta:word-count="375" meta:character-count="1828" meta:non-whitespace-character-count="1445"/>
  </office:meta>
</office:document-meta>
</file>